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3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dc23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7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>
      <style:graphic-properties draw:stroke="solid" draw:stroke-dash="Fine_20_Dashed" svg:stroke-width="0.051cm" svg:stroke-color="#dc23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"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2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3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4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797cm"/>
    </style:style>
    <style:style style:name="gr17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19.66cm" svg:y="20.681cm" svg:viewBox="0 0 0 0" draw:points="0,0">
          <text:p/>
        </draw:polygon>
        <draw:custom-shape draw:style-name="gr2" draw:text-style-name="P3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312cm" svg:y1="0.872cm" svg:x2="10.104cm" svg:y2="0.872cm" draw:start-shape="id1" draw:start-glue-point="1" draw:end-shape="id2" draw:end-glue-point="3" svg:d="M6312 872h3792" svg:viewBox="0 0 3793 1">
          <text:p/>
        </draw:connector>
        <draw:custom-shape draw:style-name="gr4" draw:text-style-name="P1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5.784cm" svg:height="1.291cm" svg:x="10.103cm" svg:y="6.695cm">
          <text:p text:style-name="P2"><text:span text:style-name="T2">&lt;class 'module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1.025cm" svg:x1="15.885cm" svg:y1="10.438cm" svg:x2="15.881cm" svg:y2="1.134cm" draw:start-shape="id3" draw:start-glue-point="1" draw:end-shape="id4" draw:end-glue-point="1" svg:d="M15885 10438h1730v-9304h-1734" svg:viewBox="0 0 1735 9305">
          <text:p/>
        </draw:connector>
        <draw:line draw:style-name="gr10" draw:text-style-name="P1" draw:layer="layout" svg:x1="15.875cm" svg:y1="4.272cm" svg:x2="17.615cm" svg:y2="4.272cm">
          <text:p/>
        </draw:line>
        <draw:line draw:style-name="gr10" draw:text-style-name="P1" draw:layer="layout" svg:x1="15.875cm" svg:y1="7.372cm" svg:x2="17.616cm" svg:y2="7.372cm">
          <text:p/>
        </draw:line>
        <draw:custom-shape draw:style-name="gr11" draw:text-style-name="P3" xml:id="id8" draw:id="id8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6" draw:id="id6" draw:layer="layout" svg:width="5.784cm" svg:height="1.291cm" svg:x="20.505cm" svg:y="6.697cm">
          <text:p text:style-name="P2"><text:span text:style-name="T1">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5" draw:id="id5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0.298cm" svg:x1="23.399cm" svg:y1="11.09cm" svg:x2="12.993cm" svg:y2="11.084cm" draw:start-shape="id5" draw:start-glue-point="2" draw:end-shape="id3" draw:end-glue-point="2" svg:d="M23399 11090v1002h-10406v-1008" svg:viewBox="0 0 10407 1009">
          <text:p/>
        </draw:connector>
        <draw:connector draw:style-name="gr14" draw:text-style-name="P1" draw:layer="layout" draw:line-skew="0.379cm" svg:x1="23.397cm" svg:y1="7.988cm" svg:x2="12.995cm" svg:y2="7.986cm" draw:start-shape="id6" draw:start-glue-point="2" draw:end-shape="id7" svg:d="M23397 7988v1083h-10402v-1085" svg:viewBox="0 0 10403 1086">
          <text:p/>
        </draw:connector>
        <draw:connector draw:style-name="gr14" draw:text-style-name="P1" draw:layer="layout" draw:line-skew="0.408cm" svg:x1="23.393cm" svg:y1="4.884cm" svg:x2="12.991cm" svg:y2="4.882cm" draw:start-shape="id8" draw:start-glue-point="2" draw:end-shape="id9" draw:end-glue-point="2" svg:d="M23393 4884v1112h-10402v-1114" svg:viewBox="0 0 10403 1115">
          <text:p/>
        </draw:connector>
        <draw:custom-shape draw:style-name="gr15" draw:text-style-name="P3" xml:id="id10" draw:id="id10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0.435cm" svg:x1="23.391cm" svg:y1="1.782cm" svg:x2="15.052cm" svg:y2="1.795cm" draw:start-shape="id10" draw:start-glue-point="2" draw:end-shape="id11" draw:end-glue-point="2" svg:d="M23391 1782v1139h-8339v-1126" svg:viewBox="0 0 8340 1140">
          <text:p/>
        </draw:connector>
        <draw:custom-shape draw:style-name="gr4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0.508cm" svg:height="0.508cm" svg:x="12.017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xml:id="id13" draw:id="id13" draw:layer="layout" svg:width="0.508cm" svg:height="0.508cm" svg:x="10.6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1" draw:layer="layout" draw:line-skew="0.652cm" svg:x1="12.271cm" svg:y1="1.795cm" svg:x2="10.952cm" svg:y2="1.795cm" draw:start-shape="id12" draw:start-glue-point="2" draw:end-shape="id13" draw:end-glue-point="2" svg:d="M12271 1795v1152h-1319v-1152" svg:viewBox="0 0 1320 1153">
          <text:p/>
        </draw:connector>
        <draw:custom-shape draw:style-name="gr4" draw:text-style-name="P1" xml:id="id11" draw:id="id11" draw:layer="layout" svg:width="0.508cm" svg:height="0.508cm" svg:x="14.798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508cm" svg:height="0.508cm" svg:x="3.898cm" svg:y="1.2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508cm" svg:x="5.217cm" svg:y="1.274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5.297cm" svg:height="0.844cm" svg:x="0.894cm" svg:y="12.757cm">
          <draw:text-box>
            <text:p><text:span text:style-name="T3">That's why </text:span><text:span text:style-name="T4">isinstance(MyClass(), object)</text:span><text:span text:style-name="T5"> </text:span><text:span text:style-name="T3">is always </text:span><text:span text:style-name="T4">True</text:span></text:p>
          </draw:text-box>
        </draw:frame>
        <draw:custom-shape draw:style-name="gr17" draw:text-style-name="P1" draw:layer="layout" svg:width="0.508cm" svg:height="0.508cm" svg:x="0.45cm" svg:y="12.9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00:08:32.892187353</dc:date>
    <dc:creator>Marco Buttu</dc:creator>
    <meta:editing-duration>PT4H8M54S</meta:editing-duration>
    <meta:editing-cycles>59</meta:editing-cycles>
    <meta:generator>LibreOffice/4.2.6.3$Linux_X86_64 LibreOffice_project/420m0$Build-3</meta:generator>
    <meta:document-statistic meta:object-count="37"/>
  </office:meta>
</office:document-meta>
</file>